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XAMPLES (10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XAMPLES (10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dvantages enjoyed by Israel (10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dvantages enjoyed by Israel (10:1-4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were led by the cloud of God's glory (10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waters of the Red Sea parted for them (10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were supernaturally provided with food and water (10:3-4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Christ himself accompanied them (10:4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EXAMPLES (10:1-10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advantages enjoyed by Israel (10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apostasy committed by Israel (10:5-10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postasy committed by Israel (10:5-10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y displeased God, and many were killed (10:5-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y were guilty of idolatry (10:7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y were guilty of immorality (10:8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were guilty of impunity (10:9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y were guilty of ingratitude (10:10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EXAMPLES (10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dvantages enjoyed by Israel (10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ostasy committed by Israel (10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1 Corinthians 10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XAMPLES (10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XHORTATIONS (10:11-33): The factors that lead to our deliveranc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EXHORTATIONS (10:11-33): The factors that lead to our deliverance.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aithfulness of God (10:11-13):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aithfulness of God (10:11-13):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God has not promised to shield us from temptation (10:11-12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God has promised to see us through temptation (10:13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EXHORTATIONS (10:11-33): The factors that lead to our deliverance.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aithfulness of God (10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ellowship with God (10:14-22): Among all of Israel's sins, idolatry was apparently the most serious. Paul explains and contrasts divine fellowship with devilish fellowship.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Divine fellowship (10:14-1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Devilish fellowship (10:19-2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EXHORTATIONS (10:11-33): The factors that lead to our deliverance.<text:s text:c="1"/></text:span><text:span text:style-name="a597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aithfulness of God (10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Freedom in God (10:23-33): Paul addresses two issues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Freedom in God (10:23-33): Paul addresses two issues.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What believers can do (10: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What believers should do (10:24-3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What believers should do (10:24-33):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Do what they do for the good of all (10:24-30, 32-33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o what they do for the glory of God (10:31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Freedom in God (10:23-33): Paul addresses two issues.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at believers can do (10: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believers should do (10:24-3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EXHORTATIONS (10:11-33): The factors that lead to our deliverance.<text:s text:c="1"/></text:span><text:span text:style-name="a660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faithfulness of God (10:11-1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Freedom in God (10:23-33): Paul addresses two issues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Corinthians 10<text:s text:c="1"/></text:span><text:span text:style-name="a678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EXAMPLES (10:1-1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EXHORTATIONS (10:11-33): The factors that lead to our deliverance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0 </dc:title>
    <meta:initial-creator>David STRICKLAND</meta:initial-creator>
    <dc:creator>David STRICKLAND</dc:creator>
    <meta:creation-date>2020-02-23T23:08:05Z</meta:creation-date>
    <dc:date>2020-02-23T23:08:05Z</dc:date>
    <meta:template xlink:href="BibleStudy" xlink:type="simple"/>
    <meta:editing-cycles>1</meta:editing-cycles>
    <meta:editing-duration>PT0S</meta:editing-duration>
    <meta:document-statistic meta:paragraph-count="55" meta:word-count="579"/>
  </office:meta>
</office:document-meta>
</file>